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87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3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3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dde8cb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Раздел </text:p>
          </table:table-cell>
          <table:table-cell table:style-name="ce1" office:value-type="string" calcext:value-type="string">
            <text:p>Действия </text:p>
          </table:table-cell>
          <table:table-cell table:style-name="ce1" office:value-type="string" calcext:value-type="string">
            <text:p>Тип проверки </text:p>
          </table:table-cell>
          <table:table-cell table:style-name="ce1" office:value-type="string" calcext:value-type="string">
            <text:p>Статус 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office:value-type="string" calcext:value-type="string">
            <text:p>ввести все пустые поля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ввести одно поле пустым</text:p>
          </table:table-cell>
          <table:table-cell table:style-name="ce2" office:value-type="string" calcext:value-type="string">
            <text:p>Н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ввести некорректный логин или пароль 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ввести корректный логин и пароль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Раздел "главное"</text:p>
          </table:table-cell>
          <table:table-cell office:value-type="string" calcext:value-type="string">
            <text:p>нажатие на раздел "главные новости сегодня"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скролл главной страницы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failed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нажатие на развернутый раздел "главные новости сегодня"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нажатие на кнопку all news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Редирект на раздел News </text:p>
          </table:table-cell>
          <table:table-cell office:value-type="string" calcext:value-type="string">
            <text:p>нажатие на кнопку для ордеринга (переключение с более старых новостей на более новые)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office:value-type="string" calcext:value-type="string">
            <text:p>нажатие на фильтры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нажатие на кнопку "редактировать" </text:p>
          </table:table-cell>
          <table:table-cell table:style-name="ce3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Фильтры в настройках новостей </text:p>
          </table:table-cell>
          <table:table-cell office:value-type="string" calcext:value-type="string">
            <text:p>поиск только по категории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поиск только по датам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поиск по категории и дате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нажатие на выбранный айтем для открытия информации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Редактирование записей в разделе "новости"</text:p>
          </table:table-cell>
          <table:table-cell office:value-type="string" calcext:value-type="string">
            <text:p>нажатие на копку "редактирование"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редактирование карточки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редактирование карточки и включение активного режима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отказ от редактирования, кнопка cancel </text:p>
          </table:table-cell>
          <table:table-cell table:style-name="ce3" table:number-columns-repeated="2"/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изменение статуса с active на not active</text:p>
          </table:table-cell>
          <table:table-cell table:style-name="ce2" office:value-type="string" calcext:value-type="string">
            <text:p>П 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удаление карточки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Добавление новой карточки в разделе "новости"</text:p>
          </table:table-cell>
          <table:table-cell office:value-type="string" calcext:value-type="string">
            <text:p>все поля пустые 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ввод символьных значений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ввод пробелов в инпуте полей 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корректный ввод всех обязательных полей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failed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Нажатие на кнопку в форме бабочки </text:p>
          </table:table-cell>
          <table:table-cell office:value-type="string" calcext:value-type="string">
            <text:p>клик по цитате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повторный клик по цитате для сворачивания карточки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Нажатие на кнопку профиль</text:p>
          </table:table-cell>
          <table:table-cell office:value-type="string" calcext:value-type="string">
            <text:p>клик для log outа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Нажатие на кнопку-бургер </text:p>
          </table:table-cell>
          <table:table-cell office:value-type="string" calcext:value-type="string">
            <text:p>1.переход на раздел main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2.переход на раздел claims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2.1.нажатие на карточку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2.2.редактирование карточки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2.3. отмена отредактированного текста, кнопка cancel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2.4.добавление новой карточки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2.5.проверки добавления новой карточки 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все поля пустые 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ввод символьных значений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ввод пробелов в инпуте полей </text:p>
          </table:table-cell>
          <table:table-cell table:style-name="ce2" office:value-type="string" calcext:value-type="string">
            <text:p>Н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корректный ввод всех обязательных полей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2.6.поиск по фильтрам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3.переход на раздел news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4.переход на раздел about 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4.1 клик на privacy policy link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4.2 клик на terms of use link</text:p>
          </table:table-cell>
          <table:table-cell table:style-name="ce2" office:value-type="string" calcext:value-type="string">
            <text:p>П </text:p>
          </table:table-cell>
          <table:table-cell table:style-name="ce2" office:value-type="string" calcext:value-type="string">
            <text:p>passed</text:p>
          </table:table-cell>
          <table:table-cell table:number-columns-repeated="7"/>
        </table:table-row>
        <table:table-row table:style-name="ro1" table:number-rows-repeated="42"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3:13:54.377779300</meta:creation-date>
    <dc:date>2022-06-06T13:14:41.436190980</dc:date>
    <meta:editing-duration>PT47S</meta:editing-duration>
    <meta:editing-cycles>1</meta:editing-cycles>
    <meta:document-statistic meta:table-count="1" meta:cell-count="143" meta:object-count="0"/>
    <meta:generator>LibreOffice/6.4.7.2$Linux_X86_64 LibreOffice_project/40$Build-2</meta:generator>
  </office:meta>
</office:document-meta>
</file>